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b68059" officeooo:paragraph-rsid="0c24480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c2a76e9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1" style:family="paragraph" style:parent-style-name="Standard">
      <style:text-properties style:font-name="DejaVu Sans" officeooo:rsid="08bffa20" officeooo:paragraph-rsid="08bffa20"/>
    </style:style>
    <style:style style:name="P12" style:family="paragraph" style:parent-style-name="Standard">
      <style:text-properties style:font-name="DejaVu Sans" fo:font-weight="normal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0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c15c25f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09a4aa" officeooo:paragraph-rsid="0c189144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6f66ded" officeooo:paragraph-rsid="0a4ebece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paragraph-rsid="0c201f90"/>
    </style:style>
    <style:style style:name="P3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6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c217d73" style:font-weight-asian="bold" style:font-weight-complex="bold"/>
    </style:style>
    <style:style style:name="P47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48" style:family="paragraph" style:parent-style-name="Heading_20_2">
      <style:text-properties style:font-name="DejaVu Sans" officeooo:rsid="0b4d8359" officeooo:paragraph-rsid="0c3faff0"/>
    </style:style>
    <style:style style:name="P49" style:family="paragraph" style:parent-style-name="Heading_20_2">
      <style:text-properties style:font-name="DejaVu Sans" officeooo:rsid="076a11fb" officeooo:paragraph-rsid="0c3f54de"/>
    </style:style>
    <style:style style:name="P50" style:family="paragraph" style:parent-style-name="Heading_20_2">
      <style:text-properties style:font-name="DejaVu Sans" officeooo:rsid="0872d562" officeooo:paragraph-rsid="0872d562"/>
    </style:style>
    <style:style style:name="P51" style:family="paragraph" style:parent-style-name="Heading_20_2">
      <style:text-properties style:font-name="DejaVu Sans" officeooo:rsid="0872d562" officeooo:paragraph-rsid="0c404fb0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bcbdb5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7a6fb7f" style:font-weight-asian="normal" style:font-weight-complex="normal"/>
    </style:style>
    <style:style style:name="T7" style:family="text">
      <style:text-properties fo:font-weight="normal" officeooo:rsid="08736f80" style:font-weight-asian="normal" style:font-weight-complex="normal"/>
    </style:style>
    <style:style style:name="T8" style:family="text">
      <style:text-properties fo:font-weight="normal" officeooo:rsid="0882f28b" style:font-weight-asian="normal" style:font-weight-complex="normal"/>
    </style:style>
    <style:style style:name="T9" style:family="text">
      <style:text-properties fo:font-weight="normal" officeooo:rsid="0883cb17" style:font-weight-asian="normal" style:font-weight-complex="normal"/>
    </style:style>
    <style:style style:name="T10" style:family="text">
      <style:text-properties fo:font-weight="normal" officeooo:rsid="0887e83f" style:font-weight-asian="normal" style:font-weight-complex="normal"/>
    </style:style>
    <style:style style:name="T11" style:family="text">
      <style:text-properties fo:font-weight="normal" officeooo:rsid="0889507d" style:font-weight-asian="normal" style:font-weight-complex="normal"/>
    </style:style>
    <style:style style:name="T12" style:family="text">
      <style:text-properties fo:font-weight="normal" officeooo:rsid="088aa817" style:font-weight-asian="normal" style:font-weight-complex="normal"/>
    </style:style>
    <style:style style:name="T13" style:family="text">
      <style:text-properties fo:font-weight="normal" officeooo:rsid="088ae7e3" style:font-weight-asian="normal" style:font-weight-complex="normal"/>
    </style:style>
    <style:style style:name="T14" style:family="text">
      <style:text-properties fo:font-weight="normal" officeooo:rsid="088cc2ce" style:font-weight-asian="normal" style:font-weight-complex="normal"/>
    </style:style>
    <style:style style:name="T15" style:family="text">
      <style:text-properties fo:font-weight="normal" officeooo:rsid="088d5829" style:font-weight-asian="normal" style:font-weight-complex="normal"/>
    </style:style>
    <style:style style:name="T16" style:family="text">
      <style:text-properties fo:font-weight="normal" officeooo:rsid="088e1932" style:font-weight-asian="normal" style:font-weight-complex="normal"/>
    </style:style>
    <style:style style:name="T17" style:family="text">
      <style:text-properties fo:font-weight="normal" officeooo:rsid="0890fd88" style:font-weight-asian="normal" style:font-weight-complex="normal"/>
    </style:style>
    <style:style style:name="T18" style:family="text">
      <style:text-properties fo:font-weight="normal" officeooo:rsid="089181b3" style:font-weight-asian="normal" style:font-weight-complex="normal"/>
    </style:style>
    <style:style style:name="T19" style:family="text">
      <style:text-properties fo:font-weight="normal" officeooo:rsid="089462d6" style:font-weight-asian="normal" style:font-weight-complex="normal"/>
    </style:style>
    <style:style style:name="T20" style:family="text">
      <style:text-properties fo:font-weight="normal" officeooo:rsid="08965360" style:font-weight-asian="normal" style:font-weight-complex="normal"/>
    </style:style>
    <style:style style:name="T21" style:family="text">
      <style:text-properties fo:font-weight="normal" officeooo:rsid="08afaf2d" style:font-weight-asian="normal" style:font-weight-complex="normal"/>
    </style:style>
    <style:style style:name="T22" style:family="text">
      <style:text-properties fo:font-weight="normal" officeooo:rsid="08b10cd8" style:font-weight-asian="normal" style:font-weight-complex="normal"/>
    </style:style>
    <style:style style:name="T23" style:family="text">
      <style:text-properties fo:font-weight="normal" officeooo:rsid="08b1a769" style:font-weight-asian="normal" style:font-weight-complex="normal"/>
    </style:style>
    <style:style style:name="T24" style:family="text">
      <style:text-properties fo:font-weight="normal" officeooo:rsid="08b38724" style:font-weight-asian="normal" style:font-weight-complex="normal"/>
    </style:style>
    <style:style style:name="T25" style:family="text">
      <style:text-properties fo:font-weight="normal" officeooo:rsid="08c0bf60" style:font-weight-asian="normal" style:font-weight-complex="normal"/>
    </style:style>
    <style:style style:name="T26" style:family="text">
      <style:text-properties fo:font-weight="normal" officeooo:rsid="08df3750" style:font-weight-asian="normal" style:font-weight-complex="normal"/>
    </style:style>
    <style:style style:name="T27" style:family="text">
      <style:text-properties fo:font-weight="normal" officeooo:rsid="08e33c00" style:font-weight-asian="normal" style:font-weight-complex="normal"/>
    </style:style>
    <style:style style:name="T28" style:family="text">
      <style:text-properties fo:font-weight="normal" officeooo:rsid="090d2d9d" style:font-weight-asian="normal" style:font-weight-complex="normal"/>
    </style:style>
    <style:style style:name="T29" style:family="text">
      <style:text-properties fo:font-weight="normal" officeooo:rsid="090e06bd" style:font-weight-asian="normal" style:font-weight-complex="normal"/>
    </style:style>
    <style:style style:name="T30" style:family="text">
      <style:text-properties fo:font-weight="normal" officeooo:rsid="090eb909" style:font-weight-asian="normal" style:font-weight-complex="normal"/>
    </style:style>
    <style:style style:name="T31" style:family="text">
      <style:text-properties fo:font-weight="normal" officeooo:rsid="090fea36" style:font-weight-asian="normal" style:font-weight-complex="normal"/>
    </style:style>
    <style:style style:name="T32" style:family="text">
      <style:text-properties fo:font-weight="normal" officeooo:rsid="095ccf21" style:font-weight-asian="normal" style:font-weight-complex="normal"/>
    </style:style>
    <style:style style:name="T33" style:family="text">
      <style:text-properties fo:font-weight="normal" officeooo:rsid="095cd612" style:font-weight-asian="normal" style:font-weight-complex="normal"/>
    </style:style>
    <style:style style:name="T34" style:family="text">
      <style:text-properties fo:font-weight="normal" officeooo:rsid="0a272d04" style:font-weight-asian="normal" style:font-weight-complex="normal"/>
    </style:style>
    <style:style style:name="T35" style:family="text">
      <style:text-properties fo:font-weight="normal" officeooo:rsid="0a2bdd07" style:font-weight-asian="normal" style:font-weight-complex="normal"/>
    </style:style>
    <style:style style:name="T36" style:family="text">
      <style:text-properties fo:font-weight="normal" officeooo:rsid="0a360437" style:font-weight-asian="normal" style:font-weight-complex="normal"/>
    </style:style>
    <style:style style:name="T37" style:family="text">
      <style:text-properties fo:font-weight="normal" officeooo:rsid="0a3802f6" style:font-weight-asian="normal" style:font-weight-complex="normal"/>
    </style:style>
    <style:style style:name="T38" style:family="text">
      <style:text-properties fo:font-weight="normal" officeooo:rsid="0a389e4b" style:font-weight-asian="normal" style:font-weight-complex="normal"/>
    </style:style>
    <style:style style:name="T39" style:family="text">
      <style:text-properties fo:font-weight="normal" officeooo:rsid="0a430b29" style:font-weight-asian="normal" style:font-weight-complex="normal"/>
    </style:style>
    <style:style style:name="T40" style:family="text">
      <style:text-properties fo:font-weight="normal" officeooo:rsid="0a435022" style:font-weight-asian="normal" style:font-weight-complex="normal"/>
    </style:style>
    <style:style style:name="T41" style:family="text">
      <style:text-properties fo:font-weight="normal" officeooo:rsid="0b21968b" style:font-weight-asian="normal" style:font-weight-complex="normal"/>
    </style:style>
    <style:style style:name="T42" style:family="text">
      <style:text-properties fo:font-weight="normal" officeooo:rsid="0b24c68d" style:font-weight-asian="normal" style:font-weight-complex="normal"/>
    </style:style>
    <style:style style:name="T43" style:family="text">
      <style:text-properties fo:font-weight="normal" officeooo:rsid="0b28639e" style:font-weight-asian="normal" style:font-weight-complex="normal"/>
    </style:style>
    <style:style style:name="T44" style:family="text">
      <style:text-properties fo:font-weight="normal" officeooo:rsid="0b307d8d" style:font-weight-asian="normal" style:font-weight-complex="normal"/>
    </style:style>
    <style:style style:name="T45" style:family="text">
      <style:text-properties fo:font-weight="normal" officeooo:rsid="0b327057" style:font-weight-asian="normal" style:font-weight-complex="normal"/>
    </style:style>
    <style:style style:name="T46" style:family="text">
      <style:text-properties fo:font-weight="normal" officeooo:rsid="0b40eb33" style:font-weight-asian="normal" style:font-weight-complex="normal"/>
    </style:style>
    <style:style style:name="T47" style:family="text">
      <style:text-properties fo:font-weight="normal" officeooo:rsid="0b4246ac" style:font-weight-asian="normal" style:font-weight-complex="normal"/>
    </style:style>
    <style:style style:name="T48" style:family="text">
      <style:text-properties fo:font-weight="normal" officeooo:rsid="0b42dd49" style:font-weight-asian="normal" style:font-weight-complex="normal"/>
    </style:style>
    <style:style style:name="T49" style:family="text">
      <style:text-properties fo:font-weight="normal" officeooo:rsid="0b49eb55" style:font-weight-asian="normal" style:font-weight-complex="normal"/>
    </style:style>
    <style:style style:name="T50" style:family="text">
      <style:text-properties fo:font-weight="normal" officeooo:rsid="0b4a9069" style:font-weight-asian="normal" style:font-weight-complex="normal"/>
    </style:style>
    <style:style style:name="T51" style:family="text">
      <style:text-properties fo:font-weight="normal" officeooo:rsid="0b4bedde" style:font-weight-asian="normal" style:font-weight-complex="normal"/>
    </style:style>
    <style:style style:name="T52" style:family="text">
      <style:text-properties fo:font-weight="normal" officeooo:rsid="0b4f632c" style:font-weight-asian="normal" style:font-weight-complex="normal"/>
    </style:style>
    <style:style style:name="T53" style:family="text">
      <style:text-properties fo:font-weight="normal" officeooo:rsid="0b514a90" style:font-weight-asian="normal" style:font-weight-complex="normal"/>
    </style:style>
    <style:style style:name="T54" style:family="text">
      <style:text-properties fo:font-weight="normal" officeooo:rsid="0b52d7af" style:font-weight-asian="normal" style:font-weight-complex="normal"/>
    </style:style>
    <style:style style:name="T55" style:family="text">
      <style:text-properties fo:font-weight="normal" officeooo:rsid="0b531b3e" style:font-weight-asian="normal" style:font-weight-complex="normal"/>
    </style:style>
    <style:style style:name="T56" style:family="text">
      <style:text-properties fo:font-weight="normal" officeooo:rsid="0b5399f9" style:font-weight-asian="normal" style:font-weight-complex="normal"/>
    </style:style>
    <style:style style:name="T57" style:family="text">
      <style:text-properties fo:font-weight="normal" officeooo:rsid="0b55159c" style:font-weight-asian="normal" style:font-weight-complex="normal"/>
    </style:style>
    <style:style style:name="T58" style:family="text">
      <style:text-properties fo:font-weight="normal" officeooo:rsid="0b57851a" style:font-weight-asian="normal" style:font-weight-complex="normal"/>
    </style:style>
    <style:style style:name="T59" style:family="text">
      <style:text-properties fo:font-weight="normal" officeooo:rsid="0b579654" style:font-weight-asian="normal" style:font-weight-complex="normal"/>
    </style:style>
    <style:style style:name="T60" style:family="text">
      <style:text-properties fo:font-weight="normal" officeooo:rsid="0b5896b6" style:font-weight-asian="normal" style:font-weight-complex="normal"/>
    </style:style>
    <style:style style:name="T61" style:family="text">
      <style:text-properties fo:font-weight="normal" officeooo:rsid="0b58cabd" style:font-weight-asian="normal" style:font-weight-complex="normal"/>
    </style:style>
    <style:style style:name="T62" style:family="text">
      <style:text-properties fo:font-weight="normal" officeooo:rsid="0b601935" style:font-weight-asian="normal" style:font-weight-complex="normal"/>
    </style:style>
    <style:style style:name="T63" style:family="text">
      <style:text-properties fo:font-weight="normal" officeooo:rsid="0b616d65" style:font-weight-asian="normal" style:font-weight-complex="normal"/>
    </style:style>
    <style:style style:name="T64" style:family="text">
      <style:text-properties fo:font-weight="normal" officeooo:rsid="0b628d9f" style:font-weight-asian="normal" style:font-weight-complex="normal"/>
    </style:style>
    <style:style style:name="T65" style:family="text">
      <style:text-properties fo:font-weight="normal" officeooo:rsid="0b63e3a6" style:font-weight-asian="normal" style:font-weight-complex="normal"/>
    </style:style>
    <style:style style:name="T66" style:family="text">
      <style:text-properties fo:font-weight="normal" officeooo:rsid="0b68deda" style:font-weight-asian="normal" style:font-weight-complex="normal"/>
    </style:style>
    <style:style style:name="T67" style:family="text">
      <style:text-properties fo:font-weight="normal" officeooo:rsid="0b6a3c7a" style:font-weight-asian="normal" style:font-weight-complex="normal"/>
    </style:style>
    <style:style style:name="T68" style:family="text">
      <style:text-properties fo:font-weight="normal" officeooo:rsid="0b6a5b7d" style:font-weight-asian="normal" style:font-weight-complex="normal"/>
    </style:style>
    <style:style style:name="T69" style:family="text">
      <style:text-properties fo:font-weight="normal" officeooo:rsid="0b6bf257" style:font-weight-asian="normal" style:font-weight-complex="normal"/>
    </style:style>
    <style:style style:name="T70" style:family="text">
      <style:text-properties fo:font-weight="normal" officeooo:rsid="0b6db8e0" style:font-weight-asian="normal" style:font-weight-complex="normal"/>
    </style:style>
    <style:style style:name="T71" style:family="text">
      <style:text-properties fo:font-weight="normal" officeooo:rsid="0b71b9a7" style:font-weight-asian="normal" style:font-weight-complex="normal"/>
    </style:style>
    <style:style style:name="T72" style:family="text">
      <style:text-properties fo:font-weight="normal" officeooo:rsid="0b7381c8" style:font-weight-asian="normal" style:font-weight-complex="normal"/>
    </style:style>
    <style:style style:name="T73" style:family="text">
      <style:text-properties fo:font-weight="normal" officeooo:rsid="0b74cd41" style:font-weight-asian="normal" style:font-weight-complex="normal"/>
    </style:style>
    <style:style style:name="T74" style:family="text">
      <style:text-properties fo:font-weight="normal" officeooo:rsid="0b7533c4" style:font-weight-asian="normal" style:font-weight-complex="normal"/>
    </style:style>
    <style:style style:name="T75" style:family="text">
      <style:text-properties fo:font-weight="normal" officeooo:rsid="0b76628f" style:font-weight-asian="normal" style:font-weight-complex="normal"/>
    </style:style>
    <style:style style:name="T76" style:family="text">
      <style:text-properties fo:font-weight="normal" officeooo:rsid="0b772a8c" style:font-weight-asian="normal" style:font-weight-complex="normal"/>
    </style:style>
    <style:style style:name="T77" style:family="text">
      <style:text-properties fo:font-weight="normal" officeooo:rsid="0b78893b" style:font-weight-asian="normal" style:font-weight-complex="normal"/>
    </style:style>
    <style:style style:name="T78" style:family="text">
      <style:text-properties fo:font-weight="normal" officeooo:rsid="0b793ef1" style:font-weight-asian="normal" style:font-weight-complex="normal"/>
    </style:style>
    <style:style style:name="T79" style:family="text">
      <style:text-properties fo:font-weight="normal" officeooo:rsid="0b7b3aed" style:font-weight-asian="normal" style:font-weight-complex="normal"/>
    </style:style>
    <style:style style:name="T80" style:family="text">
      <style:text-properties fo:font-weight="normal" officeooo:rsid="0b815e4b" style:font-weight-asian="normal" style:font-weight-complex="normal"/>
    </style:style>
    <style:style style:name="T81" style:family="text">
      <style:text-properties fo:font-weight="normal" officeooo:rsid="0b8fb577" style:font-weight-asian="normal" style:font-weight-complex="normal"/>
    </style:style>
    <style:style style:name="T82" style:family="text">
      <style:text-properties fo:font-weight="normal" officeooo:rsid="0b8ffcda" style:font-weight-asian="normal" style:font-weight-complex="normal"/>
    </style:style>
    <style:style style:name="T83" style:family="text">
      <style:text-properties fo:font-weight="normal" officeooo:rsid="0b915aa4" style:font-weight-asian="normal" style:font-weight-complex="normal"/>
    </style:style>
    <style:style style:name="T84" style:family="text">
      <style:text-properties fo:font-weight="normal" officeooo:rsid="0b918abc" style:font-weight-asian="normal" style:font-weight-complex="normal"/>
    </style:style>
    <style:style style:name="T85" style:family="text">
      <style:text-properties fo:font-weight="normal" officeooo:rsid="0b943750" style:font-weight-asian="normal" style:font-weight-complex="normal"/>
    </style:style>
    <style:style style:name="T86" style:family="text">
      <style:text-properties fo:font-weight="normal" officeooo:rsid="0ba9e11a" style:font-weight-asian="normal" style:font-weight-complex="normal"/>
    </style:style>
    <style:style style:name="T87" style:family="text">
      <style:text-properties fo:font-weight="normal" officeooo:rsid="0babf5e2" style:font-weight-asian="normal" style:font-weight-complex="normal"/>
    </style:style>
    <style:style style:name="T88" style:family="text">
      <style:text-properties fo:font-weight="normal" officeooo:rsid="0bad24c8" style:font-weight-asian="normal" style:font-weight-complex="normal"/>
    </style:style>
    <style:style style:name="T89" style:family="text">
      <style:text-properties fo:font-weight="normal" officeooo:rsid="0bc6b276" style:font-weight-asian="normal" style:font-weight-complex="normal"/>
    </style:style>
    <style:style style:name="T90" style:family="text">
      <style:text-properties fo:font-weight="normal" officeooo:rsid="0bd7293a" style:font-weight-asian="normal" style:font-weight-complex="normal"/>
    </style:style>
    <style:style style:name="T91" style:family="text">
      <style:text-properties fo:font-weight="normal" officeooo:rsid="0bde76ff" style:font-weight-asian="normal" style:font-weight-complex="normal"/>
    </style:style>
    <style:style style:name="T92" style:family="text">
      <style:text-properties fo:font-weight="normal" officeooo:rsid="0be0762b" style:font-weight-asian="normal" style:font-weight-complex="normal"/>
    </style:style>
    <style:style style:name="T93" style:family="text">
      <style:text-properties fo:font-weight="normal" officeooo:rsid="0be4f589" style:font-weight-asian="normal" style:font-weight-complex="normal"/>
    </style:style>
    <style:style style:name="T94" style:family="text">
      <style:text-properties fo:font-weight="normal" officeooo:rsid="0be62afb" style:font-weight-asian="normal" style:font-weight-complex="normal"/>
    </style:style>
    <style:style style:name="T95" style:family="text">
      <style:text-properties fo:font-weight="normal" officeooo:rsid="0bee3a1c" style:font-weight-asian="normal" style:font-weight-complex="normal"/>
    </style:style>
    <style:style style:name="T96" style:family="text">
      <style:text-properties fo:font-weight="normal" officeooo:rsid="0bf02f67" style:font-weight-asian="normal" style:font-weight-complex="normal"/>
    </style:style>
    <style:style style:name="T97" style:family="text">
      <style:text-properties fo:font-weight="normal" officeooo:rsid="0c15c25f" style:font-weight-asian="normal" style:font-weight-complex="normal"/>
    </style:style>
    <style:style style:name="T98" style:family="text">
      <style:text-properties fo:font-weight="normal" officeooo:rsid="0c189144" style:font-weight-asian="normal" style:font-weight-complex="normal"/>
    </style:style>
    <style:style style:name="T99" style:family="text">
      <style:text-properties fo:font-weight="normal" officeooo:rsid="0c244803" style:font-weight-asian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c244803" style:font-style-asian="italic" style:font-weight-asian="normal" style:font-style-complex="italic" style:font-weight-complex="normal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8c74841" style:font-style-asian="normal" style:font-style-complex="normal"/>
    </style:style>
    <style:style style:name="T109" style:family="text">
      <style:text-properties fo:font-style="normal" officeooo:rsid="0755d39c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24480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256f2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2c557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2df22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2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3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4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8" style:family="text">
      <style:text-properties fo:font-size="9pt" style:font-size-asian="9pt" style:font-size-complex="9pt"/>
    </style:style>
    <style:style style:name="T159" style:family="text">
      <style:text-properties fo:font-size="9pt" officeooo:rsid="07a6fb7f" style:font-size-asian="9pt" style:font-size-complex="9pt"/>
    </style:style>
    <style:style style:name="T160" style:family="text">
      <style:text-properties fo:font-size="9pt" officeooo:rsid="08ca7d4a" style:font-size-asian="9pt" style:font-size-complex="9pt"/>
    </style:style>
    <style:style style:name="T161" style:family="text">
      <style:text-properties fo:font-size="9pt" officeooo:rsid="06f66ded" style:font-size-asian="9pt" style:font-size-complex="9pt"/>
    </style:style>
    <style:style style:name="T162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0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1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76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77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78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7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80" style:family="text">
      <style:text-properties officeooo:rsid="07a6fb7f"/>
    </style:style>
    <style:style style:name="T181" style:family="text">
      <style:text-properties officeooo:rsid="08f0d68d"/>
    </style:style>
    <style:style style:name="T182" style:family="text">
      <style:text-properties officeooo:rsid="090eb909"/>
    </style:style>
    <style:style style:name="T183" style:family="text">
      <style:text-properties officeooo:rsid="0b597e47"/>
    </style:style>
    <style:style style:name="T184" style:family="text">
      <style:text-properties officeooo:rsid="0b811c7e"/>
    </style:style>
    <style:style style:name="T185" style:family="text">
      <style:text-properties officeooo:rsid="0b94b962"/>
    </style:style>
    <style:style style:name="T186" style:family="text">
      <style:text-properties officeooo:rsid="0bb0ccd1"/>
    </style:style>
    <style:style style:name="T187" style:family="text">
      <style:text-properties officeooo:rsid="0bca5d55"/>
    </style:style>
    <style:style style:name="T188" style:family="text">
      <style:text-properties officeooo:rsid="0732101a"/>
    </style:style>
    <style:style style:name="T189" style:family="text">
      <style:text-properties officeooo:rsid="08720e6f"/>
    </style:style>
    <style:style style:name="T190" style:family="text">
      <style:text-properties style:font-name="DejaVu Sans" fo:font-weight="normal" officeooo:rsid="08acfec4" style:font-weight-asian="normal" style:font-weight-complex="normal"/>
    </style:style>
    <style:style style:name="T191" style:family="text">
      <style:text-properties style:font-name="DejaVu Sans" fo:font-weight="normal" officeooo:rsid="08afaf2d" style:font-weight-asian="normal" style:font-weight-complex="normal"/>
    </style:style>
    <style:style style:name="T192" style:family="text">
      <style:text-properties style:font-name="DejaVu Sans" fo:font-weight="normal" officeooo:rsid="08ad24e3" style:font-weight-asian="normal" style:font-weight-complex="normal"/>
    </style:style>
    <style:style style:name="T193" style:family="text">
      <style:text-properties style:font-name="DejaVu Sans" fo:font-weight="normal" officeooo:rsid="08af0ac8" style:font-weight-asian="normal" style:font-weight-complex="normal"/>
    </style:style>
    <style:style style:name="T194" style:family="text">
      <style:text-properties style:font-name="DejaVu Sans" fo:font-weight="normal" officeooo:rsid="0a490fa9" style:font-weight-asian="normal" style:font-weight-complex="normal"/>
    </style:style>
    <style:style style:name="T195" style:family="text">
      <style:text-properties style:font-name="DejaVu Sans" fo:font-weight="normal" officeooo:rsid="0a49f5ef" style:font-weight-asian="normal" style:font-weight-complex="normal"/>
    </style:style>
    <style:style style:name="T196" style:family="text">
      <style:text-properties style:font-name="DejaVu Sans" fo:font-weight="normal" officeooo:rsid="0a4a965b" style:font-weight-asian="normal" style:font-weight-complex="normal"/>
    </style:style>
    <style:style style:name="T197" style:family="text">
      <style:text-properties style:font-name="DejaVu Sans" fo:font-weight="normal" officeooo:rsid="0bcbdb5a" style:font-weight-asian="normal" style:font-weight-complex="normal"/>
    </style:style>
    <style:style style:name="T198" style:family="text">
      <style:text-properties style:font-name="DejaVu Sans" fo:font-weight="bold" officeooo:rsid="08b68059" style:font-weight-asian="bold" style:font-weight-complex="bold"/>
    </style:style>
    <style:style style:name="T199" style:family="text">
      <style:text-properties style:font-name="DejaVu Sans" fo:font-weight="bold" officeooo:rsid="0bcbdb5a" style:font-weight-asian="bold" style:font-weight-complex="bold"/>
    </style:style>
    <style:style style:name="T200" style:family="text">
      <style:text-properties officeooo:rsid="0c3f54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ou <text:span text:style-name="T189">do magic with sheer fucking force of will.</text:span></text:p>
      <text:h text:style-name="P48" text:outline-level="2">§ <text:span text:style-name="T200">Sorcerer </text:span>Meta Moves</text:h>
      <text:p text:style-name="Standard"><text:span text:style-name="T184">With great power...</text:span> ►<text:span text:style-name="T5"> This playbook </text:span><text:span text:style-name="T60">is</text:span><text:span text:style-name="T5"> about just describing </text:span><text:span text:style-name="T57">novel </text:span><text:span text:style-name="T5">magic and having it happen </text:span><text:span text:style-name="T61">in the game, </text:span><text:span text:style-name="T77">so y</text:span><text:span text:style-name="T53">our moves are super </text:span><text:span text:style-name="T52">open-ended. </text:span><text:span text:style-name="T76">B</text:span><text:span text:style-name="T52">ut </text:span><text:span text:style-name="T75">in order </text:span><text:span text:style-name="T52">to </text:span><text:span text:style-name="T55">define</text:span><text:span text:style-name="T52"> your power </text:span><text:span text:style-name="T73">with</text:span><text:span text:style-name="T52"> the same </text:span><text:span text:style-name="T56">personal </text:span><text:span text:style-name="T52">scale as the other </text:span><text:span text:style-name="T74">PCs </text:span><text:span text:style-name="T52">in this game, </text:span><text:span text:style-name="T54">there are some </text:span><text:span text:style-name="T52">restrictions. </text:span><text:span text:style-name="T58">Please abide by their spirit and work with your GM </text:span><text:span text:style-name="T72">so everybody has fun.</text:span></text:p>
      <text:h text:style-name="P49" text:outline-level="2">§ <text:span text:style-name="T200">Sorcerer </text:span>Resources</text:h>
      <text:p text:style-name="P11"><text:span text:style-name="T3">W</text:span><text:span text:style-name="T2">ill ►</text:span><text:span text:style-name="T5"> </text:span><text:span text:style-name="T25">The overwhelming conviction that your magic should override the very laws of reality.</text:span></text:p>
      <text:p text:style-name="P13"/>
      <text:p text:style-name="P1"><text:span text:style-name="T147">● </text:span><text:span text:style-name="T149">1. </text:span><text:span text:style-name="T148">▢ ▢ ▢ </text:span></text:p>
      <text:p text:style-name="P2"><text:span text:style-name="T159">○</text:span><text:span text:style-name="T147"> </text:span><text:span text:style-name="T153">2</text:span><text:span text:style-name="T149">. </text:span><text:span text:style-name="T148">▢</text:span></text:p>
      <text:p text:style-name="P2"><text:span text:style-name="T159">○</text:span><text:span text:style-name="T147"> </text:span><text:span text:style-name="T153">3</text:span><text:span text:style-name="T149">. </text:span><text:span text:style-name="T148">▢</text:span></text:p>
      <text:h text:style-name="P51" text:outline-level="2"><text:span text:style-name="T186">§ Sorcerer Aptitudes</text:span>: <text:span text:style-name="T185">Threads</text:span></text:h>
      <text:p text:style-name="P19">These are the <text:span text:style-name="T181">strands</text:span> that a sorcerer weaves together to create their magic. Note that <text:span text:style-name="T183">they have different max ratings. Not all threads are as easy to work, and none of them are as reliable as just getting your hands dirty.</text:span></text:p>
      <text:p text:style-name="P19"/>
      <text:p text:style-name="P21"><text:span text:style-name="T180">○ Affecting an area ○ ►</text:span><text:span text:style-name="T6"> </text:span><text:span text:style-name="T89">W</text:span><text:span text:style-name="T84">eaving to affect </text:span><text:span text:style-name="T15">a </text:span><text:span text:style-name="T16">spatial </text:span><text:span text:style-name="T15">area, its contents, or occupants.</text:span></text:p>
      <text:p text:style-name="P21"><text:span text:style-name="T15"/></text:p>
      <text:p text:style-name="P22"><text:span text:style-name="T180">○ Affecting at range ○ ► </text:span><text:span text:style-name="T27">Weaving</text:span><text:span text:style-name="T83"> to affect something beyond arm’s reach. </text:span></text:p>
      <text:p text:style-name="P22"><text:span text:style-name="T83"/></text:p>
      <text:p text:style-name="P23"><text:span text:style-name="T180">○ Affecting the living ○ ► </text:span><text:span text:style-name="T6">Weaving</text:span><text:span text:style-name="T66"> </text:span><text:span text:style-name="T22">to directly affect </text:span><text:span text:style-name="T23">a living</text:span><text:span text:style-name="T20"> body,</text:span><text:span text:style-name="T24"> mind, or spirit.</text:span></text:p>
      <text:p text:style-name="P23"><text:span text:style-name="T24"/></text:p>
      <text:p text:style-name="P34"><text:span text:style-name="T180">○ 🗣Affecting the dead ○ ►</text:span><text:span text:style-name="T6"> </text:span><text:span text:style-name="T81">Weaving to directly affect a </text:span><text:span text:style-name="T82">once-living</text:span><text:span text:style-name="T81"> body or spirit.</text:span></text:p>
      <text:p text:style-name="P34"><text:span text:style-name="T81"/></text:p>
      <text:p text:style-name="P24"><text:span text:style-name="T180">○ Conjuring objects ○ ► </text:span><text:span text:style-name="T17">Weaving</text:span><text:span text:style-name="T66"> to </text:span><text:span text:style-name="T17">conjur</text:span><text:span text:style-name="T66">e</text:span><text:span text:style-name="T17"> an inanimate object </text:span><text:span text:style-name="T50">or </text:span><text:span text:style-name="T59">other </text:span><text:span text:style-name="T50">organized matter.</text:span></text:p>
      <text:p text:style-name="P24"><text:span text:style-name="T50"/></text:p>
      <text:p text:style-name="P25"><text:span text:style-name="T180">○ Conjuring life</text:span><text:span text:style-name="T6"> </text:span><text:span text:style-name="T180">►</text:span><text:span text:style-name="T6"> </text:span><text:span text:style-name="T18">Weaving</text:span><text:span text:style-name="T66"> to </text:span><text:span text:style-name="T19">conjur</text:span><text:span text:style-name="T66">e</text:span><text:span text:style-name="T18"> </text:span><text:span text:style-name="T85">living matter.</text:span></text:p>
      <text:p text:style-name="P25"><text:span text:style-name="T85"/></text:p>
      <text:p text:style-name="P26"><text:span text:style-name="T6">○ </text:span><text:span text:style-name="T180">Conjuring elements ○ ► </text:span><text:span text:style-name="T14">Weaving</text:span><text:span text:style-name="T67"> to </text:span><text:span text:style-name="T14">conjur</text:span><text:span text:style-name="T67">e</text:span><text:span text:style-name="T14"> energetic classical elements.</text:span></text:p>
      <text:p text:style-name="P26"><text:span text:style-name="T14"/></text:p>
      <text:p text:style-name="P26"><text:span text:style-name="T6">○ </text:span><text:span text:style-name="T180">Elemental kinetics ○ ► </text:span><text:span text:style-name="T6">Weaving</text:span><text:span text:style-name="T65"> to move or shape</text:span><text:span text:style-name="T14"> energetic classical elements.</text:span></text:p>
      <text:p text:style-name="P26"><text:span text:style-name="T14"/></text:p>
      <text:p text:style-name="P32"><text:span text:style-name="T180">○ Reshaping energy ○ ►</text:span><text:span text:style-name="T6"> </text:span><text:span text:style-name="T97">Weaving to move energy from one place or form to another.</text:span></text:p>
      <text:p text:style-name="P26"><text:span text:style-name="T14"/></text:p>
      <text:p text:style-name="P27"><text:span text:style-name="T180">○ Altering fundamentals ►</text:span><text:span text:style-name="T6"> Weaving</text:span><text:span text:style-name="T62"> to alter how some fundamental physical </text:span><text:span text:style-name="T65">phenomenon</text:span><text:span text:style-name="T62"> works—gravity, </text:span><text:span text:style-name="T65">chemical bonds</text:span><text:span text:style-name="T62">, electromagnetism, </text:span><text:span text:style-name="T63">the nuclear strong force, </text:span><text:span text:style-name="T64">etc.</text:span></text:p>
      <text:p text:style-name="P27"><text:span text:style-name="T64"/></text:p>
      <text:p text:style-name="P33"><text:span text:style-name="T180">○ Creating illusion ○ ►</text:span><text:span text:style-name="T6"> </text:span><text:span text:style-name="T98">You’re weaving to create an illusion or perception without physical substance or effect.</text:span></text:p>
      <text:p text:style-name="P27"><text:span text:style-name="T64"/></text:p>
      <text:p text:style-name="P28"><text:span text:style-name="T180">○ Altering time ► </text:span><text:span text:style-name="T37">Weaving</text:span><text:span text:style-name="T69"> </text:span><text:span text:style-name="T37">to alter the physical, </text:span><text:span text:style-name="T144">forward</text:span><text:span text:style-name="T37"> flow of time.</text:span></text:p>
      <text:p text:style-name="P28"><text:span text:style-name="T37"/></text:p>
      <text:p text:style-name="P29"><text:span text:style-name="T133">△</text:span><text:span text:style-name="T188"> 🗣Time travel ►</text:span><text:span text:style-name="T91"> Weaving to reverse </text:span><text:span text:style-name="T92">time or move through it.</text:span></text:p>
      <text:p text:style-name="P29"><text:span text:style-name="T92"/></text:p>
      <text:p text:style-name="P30"><text:span text:style-name="T180">○ Accelerating entropy ○ ►</text:span><text:span text:style-name="T6"> </text:span><text:span text:style-name="T38">Weaving to mimic or enhance the ravages of chaos.</text:span></text:p>
      <text:p text:style-name="P30"><text:span text:style-name="T38"/></text:p>
      <text:p text:style-name="P26"><text:span text:style-name="T6">○ </text:span><text:span text:style-name="T182">Reversing entropy ►</text:span><text:span text:style-name="T6"> </text:span><text:span text:style-name="T30">Weaving</text:span><text:span text:style-name="T65"> to</text:span><text:span text:style-name="T30"> </text:span><text:span text:style-name="T68">slow or undo </text:span><text:span text:style-name="T30">the ravages o</text:span><text:span text:style-name="T31">f</text:span><text:span text:style-name="T30"> chaos.</text:span></text:p>
      <text:p text:style-name="P26"><text:span text:style-name="T30"/></text:p>
      <text:p text:style-name="P31"><text:span text:style-name="T180">○ Transit ○ ►</text:span><text:span text:style-name="T6"> </text:span><text:span text:style-name="T34">Weaving</text:span><text:span text:style-name="T68"> </text:span><text:span text:style-name="T34">to move </text:span><text:span text:style-name="T41">or connect</text:span><text:span text:style-name="T34"> something </text:span><text:span text:style-name="T96">without it crossing</text:span><text:span text:style-name="T36"> </text:span><text:span text:style-name="T95">intervening</text:span><text:span text:style-name="T34"> space.</text:span></text:p>
      <text:h text:style-name="P50" text:outline-level="2"><text:span text:style-name="T187">§ Sorcerer </text:span>Moves</text:h>
      <text:p text:style-name="P46"><text:span text:style-name="T177">Restore Will</text:span><text:span text:style-name="T160"> ►</text:span><text:span text:style-name="T154"> </text:span><text:span text:style-name="T155">You </text:span><text:span text:style-name="T156">restore</text:span><text:span text:style-name="T155"> 1 Will w</text:span><text:span text:style-name="T154">hen you </text:span><text:span text:style-name="T161">🡕</text:span><text:span text:style-name="T175">🡒</text:span><text:span text:style-name="T146"> </text:span><text:span text:style-name="T154">on a</text:span><text:span text:style-name="T171">ny </text:span><text:span text:style-name="T174">⌞</text:span><text:span text:style-name="T171">story move</text:span><text:span text:style-name="T173">⌝</text:span><text:span text:style-name="T171">.</text:span></text:p>
      <text:p text:style-name="P3"><text:span text:style-name="T172"/></text:p>
      <text:p text:style-name="P4"><text:span text:style-name="T178">Lose</text:span><text:span text:style-name="T177"> Will</text:span><text:span text:style-name="T169"> ►</text:span><text:span text:style-name="T162"> </text:span><text:span text:style-name="T163">You lose 1 Will when you </text:span><text:span text:style-name="T170">🡓</text:span><text:span text:style-name="T164"> </text:span><text:span text:style-name="T163">on a</text:span><text:span text:style-name="T165">ny</text:span><text:span text:style-name="T163"> </text:span><text:span text:style-name="T167">⌞</text:span><text:span text:style-name="T163">story move</text:span><text:span text:style-name="T173">⌝</text:span><text:span text:style-name="T166">.</text:span></text:p>
      <text:p text:style-name="P4"><text:span text:style-name="T166"/></text:p>
      <text:p text:style-name="P4"><text:span text:style-name="T105">Weave magic</text:span> ► <text:span text:style-name="T5">You </text:span><text:span text:style-name="T26">crea</text:span><text:span text:style-name="T44">te</text:span><text:span text:style-name="T5"> </text:span><text:span text:style-name="T10">and cast </text:span><text:span text:style-name="T5">a magical effect </text:span><text:span text:style-name="T45">defined by your</text:span><text:span text:style-name="T5"> creativity and </text:span><text:span text:style-name="T9">mastery of the </text:span><text:span text:style-name="T167">⌞</text:span><text:span text:style-name="T7">Thread</text:span><text:span text:style-name="T8">s</text:span><text:span text:style-name="T173">⌝</text:span><text:span text:style-name="T8">. </text:span><text:span text:style-name="T141">Y</text:span><text:span text:style-name="T142">ou </text:span><text:span text:style-name="T143">cannot make this move if you have 0 Will.</text:span></text:p>
      <text:p text:style-name="P14"/>
      <text:p text:style-name="P5"><text:span text:style-name="T8">D</text:span><text:span text:style-name="T5">escribe </text:span><text:span text:style-name="T78">what you want your weaving to </text:span><text:span text:style-name="T79">do in defiance of reality’s </text:span><text:span text:style-name="T90">edicts</text:span><text:span text:style-name="T5">. </text:span><text:span text:style-name="T39">This can be practically anything </text:span><text:span text:style-name="T40">you can think of, </text:span><text:span text:style-name="T42">but there are some </text:span><text:span text:style-name="T80">rules</text:span><text:span text:style-name="T42">:</text:span></text:p>
      <text:list xml:id="list289951667" text:style-name="L1">
        <text:list-item>
          <text:p text:style-name="P41"><text:span text:style-name="T46">weave magic</text:span><text:span text:style-name="T5"> on a personal, local, </text:span><text:span text:style-name="T49">immediate</text:span><text:span text:style-name="T5"> scale.</text:span></text:p>
        </text:list-item>
        <text:list-item>
          <text:p text:style-name="P38">target one “thing” at a time—that might be an area containing many occupants, but not 3 separate individuals.</text:p>
        </text:list-item>
        <text:list-item>
          <text:p text:style-name="P39"><text:span text:style-name="T5">you must </text:span><text:span text:style-name="T47">directly </text:span><text:span text:style-name="T5">perceive your target—</text:span><text:span text:style-name="T70">not just something it’s part of </text:span><text:span text:style-name="T71">or contained in</text:span><text:span text:style-name="T79">side</text:span><text:span text:style-name="T48">.</text:span></text:p>
        </text:list-item>
        <text:list-item>
          <text:p text:style-name="P40"><text:span text:style-name="T43">d</text:span><text:span text:style-name="T5">on’t get in a rut—try not to repeat yourself too much in the same scene.</text:span></text:p>
        </text:list-item>
      </text:list>
      <text:p text:style-name="P15"/>
      <text:p text:style-name="P6"><text:span text:style-name="T126">Your effect ends if you no longer perceive your target, </text:span><text:span text:style-name="T127">dawn</text:span><text:span text:style-name="T126"> breaks, or you </text:span><text:span text:style-name="T167">⌞</text:span><text:span text:style-name="T102">weave magic</text:span><text:span text:style-name="T140">⌝</text:span><text:span text:style-name="T126"> again. </text:span><text:span text:style-name="T121">When </text:span><text:span text:style-name="T122">your </text:span><text:span text:style-name="T121">effect ends, t</text:span><text:span text:style-name="T114">he </text:span><text:span text:style-name="T121">logical changes, </text:span><text:span text:style-name="T114">outcomes, and consequences </text:span><text:span text:style-name="T121">caused by </text:span><text:span text:style-name="T124">the</text:span><text:span text:style-name="T121"> </text:span><text:span text:style-name="T114">effect </text:span><text:span text:style-name="T139">do not</text:span><text:span text:style-name="T114"> reverse themselves</text:span><text:span text:style-name="T118">. That building is still on fire, </text:span><text:span text:style-name="T123">even if </text:span><text:span text:style-name="T125">the spark </text:span><text:span text:style-name="T123">is </text:span><text:span text:style-name="T125">long faded.</text:span></text:p>
      <text:p text:style-name="P16"/>
      <text:p text:style-name="P7"><text:span text:style-name="T5">Decide which Threads the effect depends on. </text:span><text:span text:style-name="T35">I</text:span><text:span text:style-name="T5">f you’re unsure, ask the GM. </text:span><text:span text:style-name="T11">You </text:span><text:span text:style-name="T32">should</text:span><text:span text:style-name="T11"> rationalize creatively, </text:span><text:span text:style-name="T12">but </text:span><text:span text:style-name="T51">respect fiction and use </text:span><text:span text:style-name="T28">common sense</text:span><text:span text:style-name="T12">. </text:span><text:span text:style-name="T33">I</text:span><text:span text:style-name="T13">nclude every Thread that</text:span><text:span text:style-name="T29"> relates </text:span><text:span text:style-name="T13">to the effect you’ve described, </text:span><text:span text:style-name="T21">even if you haven’t bought that Thread</text:span><text:span text:style-name="T13">. </text:span><text:span text:style-name="T86">Try to stick to the part of the effect </text:span><text:span text:style-name="T93">primarily </text:span><text:span text:style-name="T86">in defiance of reality: you </text:span><text:span text:style-name="T88">might </text:span><text:span text:style-name="T86">weave </text:span><text:span text:style-name="T87">to conjure</text:span><text:span text:style-name="T86"> </text:span><text:span text:style-name="T87">fire</text:span><text:span text:style-name="T86">, </text:span><text:span text:style-name="T94">but it’s normal for fire to burn stuff.</text:span></text:p>
      <text:p text:style-name="P17"/>
      <text:p text:style-name="P37"><text:span text:style-name="T190">From all the Threads </text:span><text:span text:style-name="T191">your effect depends on</text:span><text:span text:style-name="T190">, the one with the lowest rating is the </text:span><text:span text:style-name="T198">weak thread</text:span><text:span text:style-name="T190"> </text:span><text:span text:style-name="T192">for this </text:span><text:span text:style-name="T193">effect. </text:span><text:span text:style-name="T194">If there are multiple </text:span><text:span text:style-name="T195">with the same low rating</text:span><text:span text:style-name="T194">, it doesn’t matter; </text:span><text:span text:style-name="T196">p</text:span><text:span text:style-name="T194">ick one. </text:span><text:span text:style-name="T197">If no Thread seems to fit, your </text:span><text:span text:style-name="T199">weak thread</text:span><text:span text:style-name="T197"> is </text:span><text:bookmark text:name="gen-h1-1-00000001"/><text:span text:style-name="T4">−</text:span><text:span text:style-name="T199">1.</text:span></text:p>
      <text:p text:style-name="P18"/>
      <text:p text:style-name="P9"><text:span text:style-name="T115">If you’re gonna </text:span><text:span text:style-name="T167">⌞</text:span><text:span text:style-name="T101">fuck ‘em up</text:span><text:span text:style-name="T140">⌝</text:span><text:span text:style-name="T117">, </text:span><text:span text:style-name="T115">you can do</text:span><text:span text:style-name="T136"> at most</text:span><text:span text:style-name="T115"> ⌊weak thread </text:span><text:span text:style-name="T137">+ 1</text:span><text:span text:style-name="T115">⌋ harm—</text:span><text:span text:style-name="T116">this means </text:span><text:span text:style-name="T134">0 </text:span><text:span text:style-name="T116">harm if your weak thread is </text:span><text:span text:style-name="T128">−</text:span><text:span text:style-name="T116">1. </text:span><text:span text:style-name="T119">If you can’t do enough harm to fit the injuries your description would cause, you’ll need to </text:span><text:span text:style-name="T138">describe a less devastating effect.</text:span></text:p>
      <text:p text:style-name="P18"/>
      <text:p text:style-name="P8"><text:span text:style-name="T99">When you </text:span><text:span text:style-name="T104">weave magic </text:span><text:span text:style-name="T135">to </text:span><text:span text:style-name="T176">⌞</text:span><text:span text:style-name="T103">make</text:span><text:span text:style-name="T100"> a story move</text:span><text:span text:style-name="T106">⌝</text:span><text:span text:style-name="T140">, </text:span><text:span text:style-name="T168">⊞</text:span><text:span text:style-name="T107">weak </text:span><text:span text:style-name="T108">t</text:span><text:span text:style-name="T107">hread</text:span><text:span text:style-name="T110"> </text:span><text:span text:style-name="T128">for </text:span><text:span text:style-name="T131">the </text:span><text:span text:style-name="T132">story move</text:span><text:span text:style-name="T131">.</text:span></text:p>
      <text:p text:style-name="P35"><text:span text:style-name="T112"/></text:p>
      <text:p text:style-name="P44"><text:span text:style-name="T1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6T07:30:06.010623531</dc:date>
    <meta:editing-duration>P14DT3H51M35S</meta:editing-duration>
    <meta:editing-cycles>2741</meta:editing-cycles>
    <meta:generator>LibreOffice/6.0.7.3$Linux_X86_64 LibreOffice_project/00m0$Build-3</meta:generator>
    <meta:print-date>2021-12-02T16:44:46.142886238</meta:print-date>
    <meta:document-statistic meta:table-count="0" meta:image-count="0" meta:object-count="0" meta:page-count="1" meta:paragraph-count="41" meta:word-count="757" meta:character-count="4160" meta:non-whitespace-character-count="3451"/>
  </office:meta>
</office:document-meta>
</file>